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.423cm" fo:line-height="150%" fo:text-align="center" style:justify-single-word="false"/>
      <style:text-properties fo:font-size="18pt" fo:font-weight="bold" style:font-size-asian="18pt" style:font-weight-asian="bold" style:font-weight-complex="bold"/>
    </style:style>
    <style:style style:name="P2" style:family="paragraph" style:parent-style-name="Standard" style:list-style-name="WW8Num1">
      <style:paragraph-properties fo:margin-top="0cm" fo:margin-bottom="0.423cm" fo:line-height="150%"/>
    </style:style>
    <style:style style:name="P3" style:family="paragraph" style:parent-style-name="Standard">
      <style:paragraph-properties fo:margin-top="0cm" fo:margin-bottom="0.423cm" fo:line-height="150%" fo:text-align="center" style:justify-single-word="false"/>
      <style:text-properties fo:font-size="14pt" style:font-size-asian="14pt"/>
    </style:style>
    <style:style style:name="P4" style:family="paragraph" style:parent-style-name="Standard" style:list-style-name="WW8Num1">
      <style:paragraph-properties fo:margin-top="0cm" fo:margin-bottom="0.423cm" fo:line-height="150%">
        <style:tab-stops>
          <style:tab-stop style:position="4.445cm"/>
          <style:tab-stop style:position="7.938cm"/>
          <style:tab-stop style:position="11.43cm"/>
        </style:tab-stops>
      </style:paragraph-properties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text-underline-style="solid" style:text-underline-width="auto" style:text-underline-color="font-color" style:font-size-asian="14pt"/>
    </style:style>
    <style:style style:name="T3" style:family="text">
      <style:text-properties fo:font-size="14pt" fo:font-style="italic" style:font-size-asian="14pt" style:font-style-asian="italic" style:font-style-complex="italic"/>
    </style:style>
    <style:style style:name="T4" style:family="text">
      <style:text-properties fo:font-size="14pt" fo:font-weight="bold" style:font-size-asian="14pt" style:font-weight-asian="bold" style:font-weight-complex="bold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style="italic" style:font-size-asian="14pt" style:font-style-asian="italic"/>
    </style:style>
    <style:style style:name="fr1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visible-area-left="0cm" draw:visible-area-top="0cm" draw:visible-area-width="11.164cm" draw:visible-area-height="5.53cm" draw:draw-aspect="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ERCIZIO:</text:p>
      <text:list text:style-name="WW8Num1">
        <text:list-item>
          <text:p text:style-name="P2"><text:span text:style-name="T1">In un nuovo file, </text:span><text:span text:style-name="T2">riprodurre</text:span><text:span text:style-name="T1"> il seguente foglio di lavoro:</text:span></text:p>
        </text:list-item>
      </text:list>
      <text:p text:style-name="P3"><draw:frame draw:style-name="fr1" draw:name="Oggetto1" text:anchor-type="as-char" svg:width="14.501cm" svg:height="7.089cm" draw:z-index="0"><draw:object-ole xlink:href="./Object 1" xlink:type="simple" xlink:show="embed" xlink:actuate="onLoad"/><draw:image xlink:href="./ObjectReplacements/Object 1" xlink:type="simple" xlink:show="embed" xlink:actuate="onLoad"/></draw:frame></text:p>
      <text:list text:style-name="WW8Num1" text:continue-numbering="true">
        <text:list-item>
          <text:p text:style-name="P2"><text:span text:style-name="T2">Cambiare</text:span><text:span text:style-name="T1"> il formato del carattere del titolo in </text:span><text:span text:style-name="T3">Comic Sans MS</text:span><text:span text:style-name="T1"> e </text:span><text:span text:style-name="T2">aumentarlo</text:span><text:span text:style-name="T1"> a </text:span><text:span text:style-name="T4">14 punti</text:span><text:span text:style-name="T1"> tipografici.</text:span></text:p>
        </text:list-item>
        <text:list-item>
          <text:p text:style-name="P2"><text:span text:style-name="T2">Mettere</text:span><text:span text:style-name="T1"> in grassetto le celle </text:span><text:span text:style-name="T4">da A4 a A6</text:span><text:span text:style-name="T1"> e </text:span><text:span text:style-name="T4">da B3 a D3</text:span><text:span text:style-name="T1">.</text:span></text:p>
        </text:list-item>
        <text:list-item>
          <text:p text:style-name="P2"><text:span text:style-name="T2">Salvare</text:span><text:span text:style-name="T1"> il file nella vostra cartella con il nome di </text:span><text:span text:style-name="T4">bimestre</text:span><text:span text:style-name="T1">.</text:span></text:p>
        </text:list-item>
        <text:list-item>
          <text:p text:style-name="P2"><text:span text:style-name="T1">Nella </text:span><text:span text:style-name="T4">riga 7</text:span><text:span text:style-name="T1"> e nella </text:span><text:span text:style-name="T4">colonna E</text:span><text:span text:style-name="T1"> </text:span><text:span text:style-name="T2">aggiungere</text:span><text:span text:style-name="T1"> i </text:span><text:span text:style-name="T3">totali</text:span><text:span text:style-name="T1"> per riga e per colonna. Nella colonna </text:span><text:span text:style-name="T5">F</text:span><text:span text:style-name="T1"> </text:span><text:span text:style-name="T2">inserire</text:span><text:span text:style-name="T1"> la funzione </text:span><text:span text:style-name="T5">SE</text:span><text:span text:style-name="T1"> in modo da inserire la scritta “</text:span><text:span text:style-name="T6">Bene</text:span><text:span text:style-name="T1">!” se il totale dei pezzi è </text:span><text:span text:style-name="T2">maggiore di 100</text:span><text:span text:style-name="T1"> e “</text:span><text:span text:style-name="T6">MALE</text:span><text:span text:style-name="T1">” altrimenti.</text:span></text:p>
        </text:list-item>
        <text:list-item>
          <text:p text:style-name="P4"><text:span text:style-name="T1">Nella </text:span><text:span text:style-name="T4">cella A9</text:span><text:span text:style-name="T1"> </text:span><text:span text:style-name="T2">scrivere</text:span><text:span text:style-name="T1"> la parola “</text:span><text:span text:style-name="T3">Prezzi</text:span><text:span text:style-name="T1">” e, sempre nella stessa riga, </text:span><text:span text:style-name="T2">inserire</text:span><text:span text:style-name="T1"> i prezzi unitari: <text:tab/>1500<text:tab/>250,5<text:tab/>120,39 .</text:span></text:p>
        </text:list-item>
        <text:list-item>
          <text:p text:style-name="P2"><text:span text:style-name="T1">A partire dalla </text:span><text:span text:style-name="T4">decima riga</text:span><text:span text:style-name="T1"> </text:span><text:span text:style-name="T2">calcolare</text:span><text:span text:style-name="T1"> il ricavato per ogni oggetto e per ogni zona (</text:span><text:span text:style-name="T3">singoli valori per prezzo unitario</text:span><text:span text:style-name="T1">), compresi i totali.</text:span></text:p>
        </text:list-item>
        <text:list-item>
          <text:p text:style-name="P2"><text:span text:style-name="T5">Sotto</text:span><text:span text:style-name="T1"> </text:span><text:span text:style-name="T2">scrivere</text:span><text:span text:style-name="T1"> la parola “</text:span><text:span text:style-name="T3">IVA</text:span><text:span text:style-name="T1">” e nella cella a destra il valore </text:span><text:span text:style-name="T3">20</text:span><text:span text:style-name="T1">%.</text:span></text:p>
        </text:list-item>
        <text:list-item>
          <text:p text:style-name="P2"><text:span text:style-name="T1">Nella </text:span><text:span text:style-name="T4">riga successiva</text:span><text:span text:style-name="T1"> </text:span><text:span text:style-name="T2">calcolare</text:span><text:span text:style-name="T1"> il risultato della somma del ricavato più la quantità dovuta all’IV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903cm" fo:margin-bottom="1.268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1:</dc:title>
    <meta:initial-creator>caresia</meta:initial-creator>
    <meta:creation-date>2006-07-17T12:50:00</meta:creation-date>
    <dc:creator>Marco</dc:creator>
    <dc:date>2006-07-17T12:50:00</dc:date>
    <meta:print-date>2004-11-22T07:57:00</meta:print-date>
    <dc:language>it-IT</dc:language>
    <meta:editing-cycles>2</meta:editing-cycles>
    <meta:editing-duration>PT2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1" meta:paragraph-count="11" meta:word-count="164" meta:character-count="925"/>
  </office:meta>
</office:document-meta>
</file>